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52cm"/>
    </style:style>
    <style:style style:name="co3" style:family="table-column">
      <style:table-column-properties fo:break-before="auto" style:column-width="6.821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11.354cm"/>
    </style:style>
    <style:style style:name="co6" style:family="table-column">
      <style:table-column-properties fo:break-before="auto" style:column-width="7.412cm"/>
    </style:style>
    <style:style style:name="co7" style:family="table-column">
      <style:table-column-properties fo:break-before="auto" style:column-width="5.546cm"/>
    </style:style>
    <style:style style:name="co8" style:family="table-column">
      <style:table-column-properties fo:break-before="auto" style:column-width="6.114cm"/>
    </style:style>
    <style:style style:name="co9" style:family="table-column">
      <style:table-column-properties fo:break-before="auto" style:column-width="7.553cm"/>
    </style:style>
    <style:style style:name="co10" style:family="table-column">
      <style:table-column-properties fo:break-before="auto" style:column-width="8.049cm"/>
    </style:style>
    <style:style style:name="co11" style:family="table-column">
      <style:table-column-properties fo:break-before="auto" style:column-width="7.364cm"/>
    </style:style>
    <style:style style:name="co12" style:family="table-column">
      <style:table-column-properties fo:break-before="auto" style:column-width="6.514cm"/>
    </style:style>
    <style:style style:name="co13" style:family="table-column">
      <style:table-column-properties fo:break-before="auto" style:column-width="8.001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5.807cm"/>
    </style:style>
    <style:style style:name="co16" style:family="table-column">
      <style:table-column-properties fo:break-before="auto" style:column-width="7.86cm"/>
    </style:style>
    <style:style style:name="co17" style:family="table-column">
      <style:table-column-properties fo:break-before="auto" style:column-width="9.89cm"/>
    </style:style>
    <style:style style:name="co18" style:family="table-column">
      <style:table-column-properties fo:break-before="auto" style:column-width="6.207cm"/>
    </style:style>
    <style:style style:name="co19" style:family="table-column">
      <style:table-column-properties fo:break-before="auto" style:column-width="6.585cm"/>
    </style:style>
    <style:style style:name="co20" style:family="table-column">
      <style:table-column-properties fo:break-before="auto" style:column-width="7.198cm"/>
    </style:style>
    <style:style style:name="co21" style:family="table-column">
      <style:table-column-properties fo:break-before="auto" style:column-width="7.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Michelle-Lee Ahye</text:p>
          </table:table-cell>
          <table:table-cell office:value-type="string">
            <text:p>TTO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Veronica Campbell-Brown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Tianna Bartoletta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urielle Ahouré</text:p>
          </table:table-cell>
          <table:table-cell office:value-type="string">
            <text:p>CIV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amantha Henry-Robinson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English Gardn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Shelly-Ann Fraser-Pryce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erron Stewart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Remona Burchell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yriam Soumaré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orolake Akinosu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Barbara Pierr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Natasha Morrison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aKeisha Law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chillonie Calvert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Myriam Soumaré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Olivia Ekpon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Murielle Ahouré</text:p>
          </table:table-cell>
          <table:table-cell office:value-type="string">
            <text:p>CIV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eneba Tarmo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Jodie Williams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aylin Whitne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thonique Strachan</text:p>
          </table:table-cell>
          <table:table-cell office:value-type="string">
            <text:p>BAH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Kimberlyn Dunca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Shelly-Ann Fraser-Pryce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Bianca Williams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nna Prandini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Ekaterina Renzhin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Dina Asher-Smith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alonda Solom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nyika Onuora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rancena McCoror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anya Richards-Ros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Courtney Okolo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Novlene Williams-Mills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Stephenie Ann McPher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Christine Day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mantle Montsho</text:p>
          </table:table-cell>
          <table:table-cell office:value-type="string">
            <text:p>BOT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Kendall Baisde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Natasha Hasting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Libania Grenot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Phyllis Franc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Jessica Beard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Anastasia Le-Roy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abange Mupopo</text:p>
          </table:table-cell>
          <table:table-cell office:value-type="string">
            <text:p>Z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Deedee Trott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Kaliese Spencer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Olha Zemlya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Briana Nel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jee Wil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ahily Diago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unice Jepkoech Sum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Marina Arzamasova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katerina Poistog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Winnie Nanyondo</text:p>
          </table:table-cell>
          <table:table-cell office:value-type="string">
            <text:p>UG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vetlana Karamasheva</text:p>
          </table:table-cell>
          <table:table-cell office:value-type="string">
            <text:p>RUS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Janeth Jepkosgei Busiene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ynsey Sharp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renda Martinez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Margarita Mukasheva</text:p>
          </table:table-cell>
          <table:table-cell office:value-type="string">
            <text:p>KAZ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Laura Roesl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Tintu Lukka</text:p>
          </table:table-cell>
          <table:table-cell office:value-type="string">
            <text:p>IND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igist Assefa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olly Beckwith-Ludlow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ose Mary Almanz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Jing Zhao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Agatha Jeruto Kimaswa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vetlana Rogoz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Joanna Józwi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ifan Hassan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Hellen Onsando Obir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Jennifer Simp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Abeba Aregawi</text:p>
          </table:table-cell>
          <table:table-cell office:value-type="string">
            <text:p>SWE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Faith Chepngetich Kipyegon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Shannon Rowbu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Dawit Seyaum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Laura Muir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Mimi Belete</text:p>
          </table:table-cell>
          <table:table-cell office:value-type="string">
            <text:p>BR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Laura Weightman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Viola Jelagat Kibiwot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Genzeb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eraf Bahta</text:p>
          </table:table-cell>
          <table:table-cell office:value-type="string">
            <text:p>SWE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Brenda Martinez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Eunice Jepkoech Sum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Axumawit Embay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Rababe Arafi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Gudaf Tsegay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uiza Gega</text:p>
          </table:table-cell>
          <table:table-cell office:value-type="string">
            <text:p>ALB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Peril Nengamp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Genzeb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Almaz Ayana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Viola Jelagat Kibiwot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Sally Jepkosgei Kip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Betsy Sain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olly Huddl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Mercy Cherono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Shannon Rowbu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anet Kisa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emitu Heroy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Sifan Hassan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Meraf Bahta</text:p>
          </table:table-cell>
          <table:table-cell office:value-type="string">
            <text:p>SWE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aryam Yusuf Jamal</text:p>
          </table:table-cell>
          <table:table-cell office:value-type="string">
            <text:p>BR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Agnes Jebet Tirop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imi Belete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Irene Je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Katie Macke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Joanne Pavey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aura Thweatt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melia Gorecka</text:p>
          </table:table-cell>
          <table:table-cell office:value-type="string">
            <text:p>GB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ally Jepkosgei Kip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Molly Huddl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etsy Saina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Selly Chepyego Kapti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ordan Hasa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yumi Hagiwar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Julia Bleasdale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lmensh Belete</text:p>
          </table:table-cell>
          <table:table-cell office:value-type="string">
            <text:p>BEL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Doricah Obare Kerubo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Florence Jebet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im Conle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lia Saeed Mohammed</text:p>
          </table:table-cell>
          <table:table-cell office:value-type="string">
            <text:p>UAE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Clémence Calvin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Changqin Di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Kasumi Nishihara</text:p>
          </table:table-cell>
          <table:table-cell office:value-type="string">
            <text:p>JP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ssica Augusto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Yuka Takashim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Rina Yamazak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Hanae Tanak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ri Makikaw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rfi Tsegaye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Edna Ngeringwony Kiplagat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lorence Jebet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Feyse Tadese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Tirunesh Dibaba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Shalane Flanaga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Mar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Tigist Tuf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beru Kebede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erhane Dibaba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Flomena Cheyech Daniel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Tadelech Bekel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ulu Seboka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Firehiwot Dado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ariya Konovalova</text:p>
          </table:table-cell>
          <table:table-cell office:value-type="string">
            <text:p>RUS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aron Jemutai Cherop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Jelena Prokopcuka</text:p>
          </table:table-cell>
          <table:table-cell office:value-type="string">
            <text:p>LAT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Lucy Wangui Kabuu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Jessica Augusto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aroline Roti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Hiwot Ayalew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ofia Assef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mma Cobur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Habiba Ghribi</text:p>
          </table:table-cell>
          <table:table-cell office:value-type="string">
            <text:p>TU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tenesh Diro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Ruth Jebet</text:p>
          </table:table-cell>
          <table:table-cell office:value-type="string">
            <text:p>BR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alima Elouali Alami</text:p>
          </table:table-cell>
          <table:table-cell office:value-type="string">
            <text:p>MAR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Milcah Chemos Cheywa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Hyvin Kiyeng Jepkemoi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Purity Cherotich Kiru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Charlotta Fougberg</text:p>
          </table:table-cell>
          <table:table-cell office:value-type="string">
            <text:p>SWE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Lidya Chepkuru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Stephanie Garci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Nicole Bush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andra Eriksson</text:p>
          </table:table-cell>
          <table:table-cell office:value-type="string">
            <text:p>FI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Birtukan Adamu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Ashley Higgin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viatlana Kudzelich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Tigist Getnet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mina Bettiche</text:p>
          </table:table-cell>
          <table:table-cell office:value-type="string">
            <text:p>ALG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Dawn Harper Nel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Queen Harri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ffany Porter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Brianna Roll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LoLo Jon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Cindy Billaud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Kristi Castli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Sally Pearson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Kellie Well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Sharika Nelvi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endra Harri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asmin Stower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Nadine Hildebrand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Shujiao Wu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Jacqueline Cowar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Tenaya Jon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Nia Ali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Tiffany McReynolds</text:p>
          </table:table-cell>
          <table:table-cell office:value-type="string">
            <text:p>USA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ridgette Owens-Mitchell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indy Rolede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Kaliese Spencer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Kori Cart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Georganne Molin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Eilidh Child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Denisa Rosol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na Titimets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dekoya Oluwakemi</text:p>
          </table:table-cell>
          <table:table-cell office:value-type="string">
            <text:p>BRN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rina Davyd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Cassandra Tat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Tiffany William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Janieve Russell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Kendra Harri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Wenda Nel</text:p>
          </table:table-cell>
          <table:table-cell office:value-type="string">
            <text:p>RSA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Anna Yaroshchuk- Ryzhyk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amier Littl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istananna Tracey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Lashinda Demu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Nikita Tracey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Nickiesha Wil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Vera Barbosa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na Chicher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Ruth Beitia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lanka Vlašic</text:p>
          </table:table-cell>
          <table:table-cell office:value-type="string">
            <text:p>CRO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Maria Kuchin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ustyna Kasprzycka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a Šimic</text:p>
          </table:table-cell>
          <table:table-cell office:value-type="string">
            <text:p>CRO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Oksana Okune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iriné Palšyté</text:p>
          </table:table-cell>
          <table:table-cell office:value-type="string">
            <text:p>LTU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Kamila Licwinko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Nafissatou Thiam</text:p>
          </table:table-cell>
          <table:table-cell office:value-type="string">
            <text:p>BEL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Marie-Laurence Jungfleisc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Chaunté Low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Levern Spencer</text:p>
          </table:table-cell>
          <table:table-cell office:value-type="string">
            <text:p>LC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Inika McPher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vetlana Radzivil</text:p>
          </table:table-cell>
          <table:table-cell office:value-type="string">
            <text:p>UZB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Isobel Pooley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Xingjuan Zhe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Irina Gordee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rigetta Barrett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leanor Patterson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abiana Murer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Jennifer Suh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Lisa Ryzih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Ekateríni Stefanídi</text:p>
          </table:table-cell>
          <table:table-cell office:value-type="string">
            <text:p>GR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Yarisley Silva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zhelika Sidor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Nikoléta Kiriakopoúlou</text:p>
          </table:table-cell>
          <table:table-cell office:value-type="string">
            <text:p>GR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Nicole Büchler</text:p>
          </table:table-cell>
          <table:table-cell office:value-type="string">
            <text:p>SUI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gelina Zhuk-Krasn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ana Boyd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Ling Li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irina Svobod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ary Sax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Kylie Hut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arion Fiack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atharina Baue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Yuliya Golubchi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andi Morri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Vanessa Boslak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Minna Nikkanen</text:p>
          </table:table-cell>
          <table:table-cell office:value-type="string">
            <text:p>FIN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anna Bartoletta</text:p>
          </table:table-cell>
          <table:table-cell office:value-type="string">
            <text:p>USA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Anna Nazarova-Klyashtornay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rittney Rees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Éloyse Lesueur</text:p>
          </table:table-cell>
          <table:table-cell office:value-type="string">
            <text:p>FRA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Katarina Johnson-Thompson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laika Mihambo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Darya Klishin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vana Španovic</text:p>
          </table:table-cell>
          <table:table-cell office:value-type="string">
            <text:p>SRB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ena Malkus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Sostene Moguenara-Taroum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Shara Proctor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Funmi Jimoh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Yulia Pidluzhnay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aría del Mar Jover</text:p>
          </table:table-cell>
          <table:table-cell office:value-type="string">
            <text:p>ESP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Irene Pusterla</text:p>
          </table:table-cell>
          <table:table-cell office:value-type="string">
            <text:p>SUI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Alina Rotaru</text:p>
          </table:table-cell>
          <table:table-cell office:value-type="string">
            <text:p>ROU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hristabel Nettey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Caterine Ibargüen</text:p>
          </table:table-cell>
          <table:table-cell office:value-type="string">
            <text:p>COL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Ekaterina Kone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Olga Saladukha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Kimberly Williams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Yosiri Urrutia</text:p>
          </table:table-cell>
          <table:table-cell office:value-type="string">
            <text:p>COL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bel Gay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lsu Murtazin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rina Gumenyuk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Dailenys Alcántara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yanna Alexander</text:p>
          </table:table-cell>
          <table:table-cell office:value-type="string">
            <text:p>TTO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Olga Rypakova</text:p>
          </table:table-cell>
          <table:table-cell office:value-type="string">
            <text:p>KAZ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Yarianna Martínez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Patrícia Mamona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Natallia Viatkina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Andriana Bânova</text:p>
          </table:table-cell>
          <table:table-cell office:value-type="string">
            <text:p>BUL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ristin Gierisch</text:p>
          </table:table-cell>
          <table:table-cell office:value-type="string">
            <text:p>GER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Hanna Knyazyeva-Minenko</text:p>
          </table:table-cell>
          <table:table-cell office:value-type="string">
            <text:p>IS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Anna Pyatykh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Katja Demut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Nubia Soares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Valerie Adams</text:p>
          </table:table-cell>
          <table:table-cell office:value-type="string">
            <text:p>NZL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Christina Schwanitz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Michelle Cart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Lijiao Go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vgeniia Kolodko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Galyna Obleshchuk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Felisha John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Cleopatra Borel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ita Márton</text:p>
          </table:table-cell>
          <table:table-cell office:value-type="string">
            <text:p>HUN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iona Dubitskaya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Yuliya Leantsiuk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Tia Brook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lena Abramchuk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Brittany Smit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Olga Golodn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Chiara Rosa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Irina Taras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aniuvis Lóp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Tianqian Guo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Natalia Ducó</text:p>
          </table:table-cell>
          <table:table-cell office:value-type="string">
            <text:p>CHI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andra Perkovic</text:p>
          </table:table-cell>
          <table:table-cell office:value-type="string">
            <text:p>CRO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Gia Lewis-Smallwoo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Dani Samuels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Nadine Müll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ulia Fisch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Yaime Pér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hanice Craft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Zinaida Sendriuté</text:p>
          </table:table-cell>
          <table:table-cell office:value-type="string">
            <text:p>LTU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Ekaterina Strok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Mélina Robert-Michon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Denia Caballero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na Rüh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Fernanda Martins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Whitney Ashle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elbi Vaugha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Yuliya Maltse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Natalia Semen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anbo Ya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Irina Rodrigues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Rocío Comba</text:p>
          </table:table-cell>
          <table:table-cell office:value-type="string">
            <text:p>ARG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ita Wlodarczy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Betty Heidl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Zheng W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Wenxiu Zh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Sultana Frizell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rtina Hrasnová</text:p>
          </table:table-cell>
          <table:table-cell office:value-type="string">
            <text:p>SVK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manda Bing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Kathrin Klaas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oanna Fiodorow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Jessica Cosby Toruga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Anna Bulgak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Iryna Novozhylova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mber Campbell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ingting Liu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Éva Orbán</text:p>
          </table:table-cell>
          <table:table-cell office:value-type="string">
            <text:p>HUN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osa Rodríguez</text:p>
          </table:table-cell>
          <table:table-cell office:value-type="string">
            <text:p>VEN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Oksana Kondrat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Gwen Ber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ianca Perie</text:p>
          </table:table-cell>
          <table:table-cell office:value-type="string">
            <text:p>ROU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Mariya Bespal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arbora Špoták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Linda Stahl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Hanna Hatsko-Fedusova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Kimberley Mickle</text:p>
          </table:table-cell>
          <table:table-cell office:value-type="string">
            <text:p>AUS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Madara Palameika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rtina Ratej</text:p>
          </table:table-cell>
          <table:table-cell office:value-type="string">
            <text:p>SLO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Kathryn Mitchell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Li Zha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Sunette Viljoen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Elizabeth Gleadle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Tatjana Jelaca</text:p>
          </table:table-cell>
          <table:table-cell office:value-type="string">
            <text:p>SRB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Kelsey-Lee Roberts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Flor Ruiz</text:p>
          </table:table-cell>
          <table:table-cell office:value-type="string">
            <text:p>COL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atsiana Khaladovich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Kathrina Molito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Christin Hussong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Liina Laasma</text:p>
          </table:table-cell>
          <table:table-cell office:value-type="string">
            <text:p>EST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Kara Wing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Jucilene de Lima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Goldie Sayers</text:p>
          </table:table-cell>
          <table:table-cell office:value-type="string">
            <text:p>GBR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Katarina Johnson-Thompson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Brianne Theisen Eaton</text:p>
          </table:table-cell>
          <table:table-cell office:value-type="string">
            <text:p>CAN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Antoinette Nana Djimou Ida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Nadine Broersen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Nafissatou Thiam</text:p>
          </table:table-cell>
          <table:table-cell office:value-type="string">
            <text:p>BEL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haron Day-Monroe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Eliška Klucinová</text:p>
          </table:table-cell>
          <table:table-cell office:value-type="string">
            <text:p>CZE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illi Schwarzkopf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Carolin Schäfe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Laura Ikauniece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Xénia Krizsán</text:p>
          </table:table-cell>
          <table:table-cell office:value-type="string">
            <text:p>HUN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nouk Vetter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Claudia Rath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Barbara Nwab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ssica Zelinka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Karolina Tyminska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orgelis Rodríguez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Anastasiya Mokhnyuk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Yana Maksimava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isya Kirdyapk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Hong Liu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lmira Alembe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Vera Sokolov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leonora Giorgi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Xiuzhi Lu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Lyudmyla Olyanovsk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na Cabecinha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tonella Palmisano</text:p>
          </table:table-cell>
          <table:table-cell office:value-type="string">
            <text:p>ITA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Marina Panda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Vera Santos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ežka Drahotová</text:p>
          </table:table-cell>
          <table:table-cell office:value-type="string">
            <text:p>CZE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Lina Kaluckaya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Raquel González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Jingjing Nie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aría José Poves</text:p>
          </table:table-cell>
          <table:table-cell office:value-type="string">
            <text:p>ESP</text:p>
          </table:table-cell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Maria Guadalupe Gonzalez</text:p>
          </table:table-cell>
          <table:table-cell office:value-type="string">
            <text:p>MEX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vetlana Vasily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usana Feitor</text:p>
          </table:table-cell>
          <table:table-cell office:value-type="string">
            <text:p>POR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gnieszka Dygacz</text:p>
          </table:table-cell>
          <table:table-cell office:value-type="string">
            <text:p>POL</text:p>
          </table:table-cell>
        </table:table-row>
      </table:table>
      <table:table table:name="1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Michelle-Lee Ahye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Veronica Campbell-Brow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Tianna Bartolett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urielle Ahouré</text:p>
          </table:table-cell>
          <table:table-cell office:value-type="string">
            <text:p>CIV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amantha Henry-Robin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English Gardn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Shelly-Ann Fraser-Pryce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erron Stewart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Remona Burchell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yriam Soumaré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orolake Akinosu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Barbara Pierr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Natasha Morri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aKeisha Law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chillonie Calvert</text:p>
          </table:table-cell>
          <table:table-cell office:value-type="string">
            <text:p>JA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Myriam Soumaré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Olivia Ekpon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Murielle Ahouré</text:p>
          </table:table-cell>
          <table:table-cell office:value-type="string">
            <text:p>CIV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eneba Tarmo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Jodie Williams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aylin Whitne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thonique Strachan</text:p>
          </table:table-cell>
          <table:table-cell office:value-type="string">
            <text:p>BAH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Kimberlyn Dunca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Shelly-Ann Fraser-Pryce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Bianca Williams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nna Prandini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Ekaterina Renzh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Dina Asher-Smith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halonda Solom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nyika Onuora</text:p>
          </table:table-cell>
          <table:table-cell office:value-type="string">
            <text:p>GBR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rancena McCoro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anya Richards-Ros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Courtney Okolo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Novlene Williams-Mills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Stephenie Ann McPher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Christine Day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mantle Montsho</text:p>
          </table:table-cell>
          <table:table-cell office:value-type="string">
            <text:p>BO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Kendall Baisde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Natasha Hasting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Libania Grenot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Phyllis Franc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oanna Atk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llyson Felix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Jessica Bear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Anastasia Le-Roy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abange Mupopo</text:p>
          </table:table-cell>
          <table:table-cell office:value-type="string">
            <text:p>Z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Deedee Trott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Kaliese Spencer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Olha Zemlya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Briana Nelson</text:p>
          </table:table-cell>
          <table:table-cell office:value-type="string">
            <text:p>USA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8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jee Wil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ahily Diago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unice Jepkoech Sum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Marina Arzamasov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katerina Poistog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Winnie Nanyondo</text:p>
          </table:table-cell>
          <table:table-cell office:value-type="string">
            <text:p>UG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vetlana Karamash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Janeth Jepkosgei Busiene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ynsey Sharp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renda Martinez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Margarita Mukasheva</text:p>
          </table:table-cell>
          <table:table-cell office:value-type="string">
            <text:p>KAZ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Laura Roesl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Tintu Lukka</text:p>
          </table:table-cell>
          <table:table-cell office:value-type="string">
            <text:p>IND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igist Assef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olly Beckwith-Ludlow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ose Mary Almanz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Jing Zhao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Agatha Jeruto Kimaswa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vetlana Rogoz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Joanna Józwik</text:p>
          </table:table-cell>
          <table:table-cell office:value-type="string">
            <text:p>POL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ifan Hassan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Hellen Onsando Obir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Jennifer Simp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Abeba Aregawi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Faith Chepngetich Kipyegon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Shannon Rowbu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Dawit Seyaum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Laura Muir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Mimi Belete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Laura Weightman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Viola Jelagat Kibiwo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Genzeb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eraf Bahta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Brenda Martinez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Eunice Jepkoech Sum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Axumawit Embay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Rababe Arafi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Gudaf Tsegay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uiza Gega</text:p>
          </table:table-cell>
          <table:table-cell office:value-type="string">
            <text:p>ALB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Peril Nengampi</text:p>
          </table:table-cell>
          <table:table-cell office:value-type="string">
            <text:p>K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50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Genzeb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Almaz Ayan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Viola Jelagat Kibiwo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Sally Jepkosgei Kip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Betsy Sain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olly Huddl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Mercy Cheron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Shannon Rowbu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anet Kis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emitu Heroy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Sifan Hassan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Meraf Bahta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aryam Yusuf Jamal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Agnes Jebet Tirop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imi Belete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Irene Je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Katie Macke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Joanne Pavey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Laura Thweatt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melia Gorecka</text:p>
          </table:table-cell>
          <table:table-cell office:value-type="string">
            <text:p>GB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00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ally Jepkosgei Kip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Molly Huddl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etsy Sain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Selly Chepyego Kapti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ordan Hasa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yumi Hagiwar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Julia Bleasdale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lmensh Belete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Doricah Obare Kerub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Florence Jebet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im Conle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lia Saeed Mohammed</text:p>
          </table:table-cell>
          <table:table-cell office:value-type="string">
            <text:p>UAE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Clémence Calvin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Changqin Di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Kasumi Nishihar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ssica Augusto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Yuka Takashim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Rina Yamazak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Hanae Tanak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ri Makikawa</text:p>
          </table:table-cell>
          <table:table-cell office:value-type="string">
            <text:p>JPN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rath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rfi Tsegay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Edna Ngeringwony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lorence Jebet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Feyse Tades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Tirunesh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Shalane Flanaga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Mar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Tigist Tuf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beru Kebed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erhane Dibab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Flomena Cheyech Daniel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Tadelech Bekel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ulu Sebok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Firehiwot Dado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ariya Konoval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haron Jemutai Cherop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Jelena Prokopcuka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Lucy Wangui Kabuu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Jessica Augusto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aroline Rotich</text:p>
          </table:table-cell>
          <table:table-cell office:value-type="string">
            <text:p>KEN</text:p>
          </table:table-cell>
        </table:table-row>
        <table:table-row table:style-name="ro1">
          <table:table-cell table:number-columns-repeated="6"/>
        </table:table-row>
      </table:table>
      <table:table table:name="3000m Steep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Hiwot Ayalew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ofia Assef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mma Cobur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Habiba Ghribi</text:p>
          </table:table-cell>
          <table:table-cell office:value-type="string">
            <text:p>TU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tenesh Diro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Ruth Jebet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alima Elouali Alami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Milcah Chemos Cheyw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Hyvin Kiyeng Jepkemo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Purity Cherotich Kiru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Charlotta Fougberg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Lidya Chepkuru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Stephanie Garci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Nicole Bus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andra Eriksson</text:p>
          </table:table-cell>
          <table:table-cell office:value-type="string">
            <text:p>FI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Birtukan Adamu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Ashley Higgin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viatlana Kudzelich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Tigist Getnet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mina Bettiche</text:p>
          </table:table-cell>
          <table:table-cell office:value-type="string">
            <text:p>ALG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00m Hurd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Dawn Harper Nel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Queen Harri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ffany Porter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Brianna Rolli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LoLo Jon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Cindy Billaud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Kristi Castli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Sally Pearson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Kellie Well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Sharika Nelv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Kendra Harri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asmin Stower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Nadine Hildebrand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Shujiao Wu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Jacqueline Cowar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Tenaya Jon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Nia Ali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Tiffany McReynold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ridgette Owens-Mitchell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indy Roleder</text:p>
          </table:table-cell>
          <table:table-cell office:value-type="string">
            <text:p>GER</text:p>
          </table:table-cell>
        </table:table-row>
        <table:table-row table:style-name="ro1">
          <table:table-cell table:number-columns-repeated="6"/>
        </table:table-row>
      </table:table>
      <table:table table:name="400m Hurd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Kaliese Spencer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Kori Cart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Georganne Molin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Eilidh Child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Denisa Rosol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na Titimets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dekoya Oluwakemi</text:p>
          </table:table-cell>
          <table:table-cell office:value-type="string">
            <text:p>BRN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rina Davyd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Cassandra Tat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Tiffany William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Janieve Russell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Kendra Harri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Wenda Nel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Anna Yaroshchuk- Ryzhyk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amier Littl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istananna Tracey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Lashinda Demu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Nikita Tracey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Nickiesha Wilso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Vera Barbosa</text:p>
          </table:table-cell>
          <table:table-cell office:value-type="string">
            <text:p>PO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igh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na Chicher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Ruth Beitia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lanka Vlašic</text:p>
          </table:table-cell>
          <table:table-cell office:value-type="string">
            <text:p>CRO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Maria Kuch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ustyna Kasprzycka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a Šimic</text:p>
          </table:table-cell>
          <table:table-cell office:value-type="string">
            <text:p>CRO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Oksana Okune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iriné Palšyté</text:p>
          </table:table-cell>
          <table:table-cell office:value-type="string">
            <text:p>LTU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Kamila Licwinko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Nafissatou Thiam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Marie-Laurence Jungfleisc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Chaunté Low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Levern Spencer</text:p>
          </table:table-cell>
          <table:table-cell office:value-type="string">
            <text:p>LC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Inika McPher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vetlana Radzivil</text:p>
          </table:table-cell>
          <table:table-cell office:value-type="string">
            <text:p>UZB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Isobel Pooley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Xingjuan Zhe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Irina Gorde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rigetta Barrett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Eleanor Patterson</text:p>
          </table:table-cell>
          <table:table-cell office:value-type="string">
            <text:p>AUS</text:p>
          </table:table-cell>
        </table:table-row>
        <table:table-row table:style-name="ro1">
          <table:table-cell table:number-columns-repeated="6"/>
        </table:table-row>
      </table:table>
      <table:table table:name="Pole Vault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abiana Murer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Jennifer Suh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Lisa Ryzi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Ekateríni Stefanídi</text:p>
          </table:table-cell>
          <table:table-cell office:value-type="string">
            <text:p>GR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Yarisley Silv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Anzhelika Sidor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Nikoléta Kiriakopoúlou</text:p>
          </table:table-cell>
          <table:table-cell office:value-type="string">
            <text:p>GR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Nicole Büchler</text:p>
          </table:table-cell>
          <table:table-cell office:value-type="string">
            <text:p>SUI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gelina Zhuk-Krasn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ana Boyd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Ling Li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Jirina Svobod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Mary Sax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Kylie Hut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Marion Fiack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atharina Bau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Yuliya Golubchi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andi Morr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Vanessa Boslak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Minna Nikkanen</text:p>
          </table:table-cell>
          <table:table-cell office:value-type="string">
            <text:p>F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ng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anna Bartolett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Anna Nazarova-Klyashtornay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rittney Rees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Éloyse Lesueur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Katarina Johnson-Thompson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laika Mihambo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Darya Klish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vana Španovic</text:p>
          </table:table-cell>
          <table:table-cell office:value-type="string">
            <text:p>SRB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ena Malkus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Blessing Okagbare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Tori Bowi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Sostene Moguenara-Taroum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Shara Proctor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Funmi Jimo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Yulia Pidluzhnay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aría del Mar Jover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Irene Pusterla</text:p>
          </table:table-cell>
          <table:table-cell office:value-type="string">
            <text:p>SUI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Alina Rotaru</text:p>
          </table:table-cell>
          <table:table-cell office:value-type="string">
            <text:p>ROU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Christabel Nettey</text:p>
          </table:table-cell>
          <table:table-cell office:value-type="string">
            <text:p>CA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iple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Caterine Ibargüen</text:p>
          </table:table-cell>
          <table:table-cell office:value-type="string">
            <text:p>COL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Ekaterina Kon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Olga Saladukh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Kimberly Williams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Yosiri Urrutia</text:p>
          </table:table-cell>
          <table:table-cell office:value-type="string">
            <text:p>COL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bel Gay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lsu Murtaz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Irina Gumenyuk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Dailenys Alcántar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yanna Alexander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Olga Rypakova</text:p>
          </table:table-cell>
          <table:table-cell office:value-type="string">
            <text:p>KAZ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Yarianna Martín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Patrícia Mamona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Natallia Viatkin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Andriana Bânova</text:p>
          </table:table-cell>
          <table:table-cell office:value-type="string">
            <text:p>BUL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Kristin Gierisc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Hanna Knyazyeva-Minenko</text:p>
          </table:table-cell>
          <table:table-cell office:value-type="string">
            <text:p>IS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Anna Pyatykh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Katja Demut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Nubia Soares</text:p>
          </table:table-cell>
          <table:table-cell office:value-type="string">
            <text:p>BR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ot Put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Valerie Adams</text:p>
          </table:table-cell>
          <table:table-cell office:value-type="string">
            <text:p>NZL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Christina Schwanitz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Michelle Cart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Lijiao Go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vgeniia Kolodko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Galyna Obleshchu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Felisha John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Cleopatra Borel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ita Márton</text:p>
          </table:table-cell>
          <table:table-cell office:value-type="string">
            <text:p>HUN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Aliona Dubitskay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Yuliya Leantsiuk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Tia Brook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lena Abramchuk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Brittany Smith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Olga Golodn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Chiara Rosa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Irina Taras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aniuvis Lóp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Tianqian Guo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Natalia Ducó</text:p>
          </table:table-cell>
          <table:table-cell office:value-type="string">
            <text:p>CHI</text:p>
          </table:table-cell>
        </table:table-row>
        <table:table-row table:style-name="ro1">
          <table:table-cell table:number-columns-repeated="6"/>
        </table:table-row>
      </table:table>
      <table:table table:name="Discu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andra Perkovic</text:p>
          </table:table-cell>
          <table:table-cell office:value-type="string">
            <text:p>CRO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Gia Lewis-Smallwoo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Dani Samuels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Nadine Müll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Julia Fisch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Yaime Pér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hanice Craft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Zinaida Sendriuté</text:p>
          </table:table-cell>
          <table:table-cell office:value-type="string">
            <text:p>LTU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Ekaterina Stro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Mélina Robert-Michon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Denia Caballero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na Rü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Fernanda Martins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Whitney Ashle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Shelbi Vaugha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Yuliya Malts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Natalia Semen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anbo Y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Irina Rodrigues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Rocío Comba</text:p>
          </table:table-cell>
          <table:table-cell office:value-type="string">
            <text:p>ARG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mmer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ita Wlodarczy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Betty Heidl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Zheng W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Wenxiu Zh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Sultana Frizell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rtina Hrasnová</text:p>
          </table:table-cell>
          <table:table-cell office:value-type="string">
            <text:p>SVK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Amanda Bing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Kathrin Klaas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Joanna Fiodorow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Jessica Cosby Torug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Anna Bulga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Iryna Novozhyl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mber Campbell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ingting Liu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Éva Orbán</text:p>
          </table:table-cell>
          <table:table-cell office:value-type="string">
            <text:p>HU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Rosa Rodríguez</text:p>
          </table:table-cell>
          <table:table-cell office:value-type="string">
            <text:p>VEN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Oksana Kondrat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Gwen Berr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Bianca Perie</text:p>
          </table:table-cell>
          <table:table-cell office:value-type="string">
            <text:p>ROU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Mariya Bespalova</text:p>
          </table:table-cell>
          <table:table-cell office:value-type="string">
            <text:p>RU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aveli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arbora Špoták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Linda Stahl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Hanna Hatsko-Fedusov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Kimberley Mickle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Madara Palameika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Martina Ratej</text:p>
          </table:table-cell>
          <table:table-cell office:value-type="string">
            <text:p>SLO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Kathryn Mitchell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Li Zh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Sunette Viljoen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Elizabeth Gleadle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Tatjana Jelaca</text:p>
          </table:table-cell>
          <table:table-cell office:value-type="string">
            <text:p>SRB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Kelsey-Lee Roberts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Flor Ruiz</text:p>
          </table:table-cell>
          <table:table-cell office:value-type="string">
            <text:p>COL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Tatsiana Khaladovich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Kathrina Molito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Christin Hussong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Liina Laasma</text:p>
          </table:table-cell>
          <table:table-cell office:value-type="string">
            <text:p>EST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Kara Wing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Jucilene de Lima</text:p>
          </table:table-cell>
          <table:table-cell office:value-type="string">
            <text:p>BR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Goldie Sayers</text:p>
          </table:table-cell>
          <table:table-cell office:value-type="string">
            <text:p>GBR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ptathl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Katarina Johnson-Thompson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Brianne Theisen Eaton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Antoinette Nana Djimou Ida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Dafne Schipper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Nadine Broersen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Nafissatou Thiam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Sharon Day-Monro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Eliška Klucin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Lilli Schwarzkopf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Carolin Schäfer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Laura Ikauniece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Xénia Krizsán</text:p>
          </table:table-cell>
          <table:table-cell office:value-type="string">
            <text:p>HUN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Anouk Vetter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Claudia Rat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Barbara Nwaba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Jessica Zelinka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Karolina Tyminska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Yorgelis Rodrígu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Anastasiya Mokhnyu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Yana Maksimava</text:p>
          </table:table-cell>
          <table:table-cell office:value-type="string">
            <text:p>BL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km Walk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Anisya Kirdyapkin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Hong Liu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Elmira Alembe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Vera Sokol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Eleonora Giorgi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Xiuzhi Lu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Lyudmyla Olyanovska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Ana Cabecinha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string">
            <text:p>Antonella Palmisano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Marina Pandako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string">
            <text:p>Vera Santos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string">
            <text:p>Anežka Drahotová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Lina Kaluckay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string">
            <text:p>Raquel González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string">
            <text:p>Jingjing Nie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María José Poves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Maria Guadalupe Gonzalez</text:p>
          </table:table-cell>
          <table:table-cell office:value-type="string">
            <text:p>MEX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string">
            <text:p>Svetlana Vasilyeva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string">
            <text:p>Susana Feitor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Agnieszka Dygacz</text:p>
          </table:table-cell>
          <table:table-cell office:value-type="string">
            <text:p>PO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22/03/2015</text:date>, <text:time>15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Lovegrove</meta:initial-creator>
    <meta:creation-date>2015-03-22T12:58:58</meta:creation-date>
    <dc:date>2015-03-22T15:18:22</dc:date>
    <dc:creator>Gavin Lovegrove</dc:creator>
    <meta:editing-duration>PT39M12S</meta:editing-duration>
    <meta:editing-cycles>28</meta:editing-cycles>
    <meta:generator>OpenOffice/4.0.1$Unix OpenOffice.org_project/401m5$Build-9714</meta:generator>
    <meta:document-statistic meta:table-count="22" meta:cell-count="4200" meta:object-count="0"/>
    <meta:user-defined meta:name=""/>
  </office:meta>
</office:document-meta>
</file>